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/>
    <style:font-face style:name="微软雅黑" svg:font-family="微软雅黑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8.25pt" officeooo:rsid="0001e491" officeooo:paragraph-rsid="0000c1e1" style:font-size-asian="16pt" style:language-asian="zh" style:country-asian="CN" style:font-size-complex="18.25pt"/>
    </style:style>
    <style:style style:name="P2" style:family="paragraph" style:parent-style-name="Standard">
      <style:text-properties fo:font-size="22pt" fo:font-weight="bold" officeooo:rsid="0004b898" officeooo:paragraph-rsid="0000c1e1" style:font-size-asian="22pt" style:language-asian="zh" style:country-asian="CN" style:font-weight-asian="bold" style:font-size-complex="22pt" style:font-weight-complex="bold"/>
    </style:style>
    <style:style style:name="P3" style:family="paragraph" style:parent-style-name="Standard">
      <style:text-properties fo:font-size="22pt" fo:font-weight="bold" officeooo:rsid="000c61a0" officeooo:paragraph-rsid="00024bcb" style:font-size-asian="22pt" style:language-asian="zh" style:country-asian="CN" style:font-weight-asian="bold" style:font-size-complex="22pt" style:font-weight-complex="bold"/>
    </style:style>
    <style:style style:name="P4" style:family="paragraph" style:parent-style-name="Standard">
      <style:text-properties fo:font-size="22pt" fo:font-weight="bold" officeooo:rsid="0001e491" officeooo:paragraph-rsid="0000c1e1" style:font-size-asian="22pt" style:language-asian="zh" style:country-asian="CN" style:font-weight-asian="bold" style:font-size-complex="22pt" style:font-weight-complex="bold"/>
    </style:style>
    <style:style style:name="P5" style:family="paragraph" style:parent-style-name="Text_20_body">
      <style:text-properties fo:font-size="22pt" fo:font-weight="bold" officeooo:rsid="0004b898" officeooo:paragraph-rsid="0000c1e1" style:font-size-asian="22pt" style:language-asian="zh" style:country-asian="CN" style:font-weight-asian="bold" style:font-size-complex="22pt" style:font-weight-complex="bold"/>
    </style:style>
    <style:style style:name="P6" style:family="paragraph" style:parent-style-name="Text_20_body">
      <style:text-properties fo:font-size="22pt" fo:font-weight="bold" officeooo:rsid="000baf46" officeooo:paragraph-rsid="0001ea3a" style:font-size-asian="22pt" style:language-asian="zh" style:country-asian="CN" style:font-weight-asian="bold" style:font-size-complex="22pt" style:font-weight-complex="bold"/>
    </style:style>
    <style:style style:name="P7" style:family="paragraph" style:parent-style-name="Text_20_body">
      <style:text-properties fo:font-size="16pt" fo:font-weight="normal" officeooo:rsid="0004b898" officeooo:paragraph-rsid="0000c1e1" style:font-name-asian="微软雅黑" style:font-size-asian="16pt" style:language-asian="zh" style:country-asian="CN" style:font-weight-asian="normal" style:font-size-complex="16pt" style:font-weight-complex="normal"/>
    </style:style>
    <style:style style:name="P8" style:family="paragraph" style:parent-style-name="Text_20_body">
      <style:text-properties fo:font-size="16pt" fo:font-weight="normal" officeooo:rsid="000baf46" officeooo:paragraph-rsid="0001ea3a" style:font-name-asian="微软雅黑" style:font-size-asian="16pt" style:language-asian="zh" style:country-asian="CN" style:font-weight-asian="normal" style:font-size-complex="16pt" style:font-weight-complex="normal"/>
    </style:style>
    <style:style style:name="P9" style:family="paragraph" style:parent-style-name="Standard">
      <style:text-properties fo:font-size="16pt" fo:font-weight="normal" officeooo:rsid="0004b898" officeooo:paragraph-rsid="0000c1e1" style:font-size-asian="16pt" style:language-asian="zh" style:country-asian="CN" style:font-weight-asian="normal" style:font-size-complex="16pt" style:font-weight-complex="normal"/>
    </style:style>
    <style:style style:name="P10" style:family="paragraph" style:parent-style-name="Standard">
      <style:text-properties fo:font-size="16pt" fo:font-weight="normal" officeooo:rsid="0006993f" officeooo:paragraph-rsid="0001ea3a" style:font-name-asian="微软雅黑" style:font-size-asian="16pt" style:language-asian="zh" style:country-asian="CN" style:font-weight-asian="normal" style:font-size-complex="16pt" style:font-weight-complex="normal"/>
    </style:style>
    <style:style style:name="P11" style:family="paragraph" style:parent-style-name="Standard">
      <style:text-properties fo:font-size="22pt" fo:font-weight="bold" officeooo:rsid="000baf46" officeooo:paragraph-rsid="0000c1e1" style:font-name-asian="微软雅黑" style:font-size-asian="22pt" style:language-asian="zh" style:country-asian="CN" style:font-weight-asian="bold" style:font-size-complex="22pt" style:font-weight-complex="bold"/>
    </style:style>
    <style:style style:name="P12" style:family="paragraph" style:parent-style-name="Standard">
      <style:text-properties fo:font-size="22pt" fo:font-weight="bold" officeooo:rsid="0006993f" officeooo:paragraph-rsid="0001ea3a" style:font-name-asian="微软雅黑" style:font-size-asian="22pt" style:language-asian="zh" style:country-asian="CN" style:font-weight-asian="bold" style:font-size-complex="22pt" style:font-weight-complex="bold"/>
    </style:style>
    <style:style style:name="P13" style:family="paragraph" style:parent-style-name="Standard">
      <style:text-properties fo:font-size="22pt" fo:font-weight="bold" officeooo:rsid="000aedb9" officeooo:paragraph-rsid="00024bcb" style:font-name-asian="微软雅黑" style:font-size-asian="22pt" style:language-asian="zh" style:country-asian="CN" style:font-weight-asian="bold" style:font-size-complex="22pt" style:font-weight-complex="bold"/>
    </style:style>
    <style:style style:name="P14" style:family="paragraph" style:parent-style-name="Standard">
      <style:text-properties fo:font-size="22pt" fo:font-weight="bold" officeooo:rsid="00024bcb" officeooo:paragraph-rsid="00024bcb" style:font-name-asian="微软雅黑" style:font-size-asian="22pt" style:language-asian="zh" style:country-asian="CN" style:font-weight-asian="bold" style:font-size-complex="22pt" style:font-weight-complex="bold"/>
    </style:style>
    <style:style style:name="P15" style:family="paragraph" style:parent-style-name="Standard">
      <style:text-properties fo:font-size="22pt" fo:font-weight="bold" officeooo:rsid="00024bcb" officeooo:paragraph-rsid="0003487b" style:font-name-asian="微软雅黑" style:font-size-asian="22pt" style:language-asian="zh" style:country-asian="CN" style:font-weight-asian="bold" style:font-size-complex="22pt" style:font-weight-complex="bold"/>
    </style:style>
    <style:style style:name="P16" style:family="paragraph" style:parent-style-name="Standard">
      <style:text-properties fo:font-size="22pt" fo:font-weight="bold" officeooo:rsid="0005edce" officeooo:paragraph-rsid="0005edce" style:font-name-asian="微软雅黑" style:font-size-asian="22pt" style:language-asian="zh" style:country-asian="CN" style:font-weight-asian="bold" style:font-size-complex="22pt" style:font-weight-complex="bold"/>
    </style:style>
    <style:style style:name="P17" style:family="paragraph" style:parent-style-name="Standard">
      <style:text-properties fo:font-size="22pt" fo:font-weight="normal" officeooo:rsid="000baf46" officeooo:paragraph-rsid="0000c1e1" style:font-name-asian="微软雅黑" style:font-size-asian="22pt" style:language-asian="zh" style:country-asian="CN" style:font-weight-asian="normal" style:font-size-complex="22pt" style:font-weight-complex="normal"/>
    </style:style>
    <style:style style:name="T1" style:family="text">
      <style:text-properties fo:color="#ff0000"/>
    </style:style>
    <style:style style:name="T2" style:family="text">
      <style:text-properties fo:color="#ff0000" style:font-name="Tahoma"/>
    </style:style>
    <style:style style:name="T3" style:family="text">
      <style:text-properties fo:color="#ff0000" style:font-name="Tahoma" style:font-name-asian="微软雅黑"/>
    </style:style>
    <style:style style:name="T4" style:family="text">
      <style:text-properties fo:color="#ff0000" style:font-name-asian="微软雅黑"/>
    </style:style>
    <style:style style:name="T5" style:family="text">
      <style:text-properties style:font-name-asian="微软雅黑"/>
    </style:style>
    <style:style style:name="T6" style:family="text">
      <style:text-properties officeooo:rsid="00024bcb" style:font-name-asian="微软雅黑"/>
    </style:style>
    <style:style style:name="T7" style:family="text">
      <style:text-properties style:font-name="Tahoma" style:font-name-asian="微软雅黑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ppend(content) :向每个匹配的元素的内部的结尾处追加内容</text:p>
      <text:p text:style-name="P4"/>
      <text:p text:style-name="P1"/>
      <text:p text:style-name="P2"><text:s text:c="2"/>prepend(content):向每个匹配的元素的内部的开始处插入内容(在指定插入元素的前面添加)</text:p>
      <text:p text:style-name="P9"/>
      <text:p text:style-name="P9"/>
      <text:p text:style-name="P5"><text:span text:style-name="T2">C</text:span><text:span text:style-name="T1">hildren</text:span>():<text:span text:style-name="T5">获得父节点下的所有孩子节点</text:span></text:p>
      <text:p text:style-name="P7"/>
      <text:p text:style-name="P5"><text:span text:style-name="T3">N</text:span><text:span text:style-name="T4">ext</text:span><text:span text:style-name="T5">():获得指定元素后面紧挨着的下一个元素</text:span></text:p>
      <text:p text:style-name="P7"/>
      <text:p text:style-name="P11">prev()取得匹配元素前面紧邻的同辈元素的集合:</text:p>
      <text:p text:style-name="P17"/>
      <text:p text:style-name="P6"><text:span text:style-name="T7">S</text:span><text:span text:style-name="T5">iblings():获得兄弟节点，不区分类型</text:span></text:p>
      <text:p text:style-name="P8"/>
      <text:p text:style-name="P12">attr(): 获取属性和设置属性</text:p>
      <text:p text:style-name="P10"/>
      <text:p text:style-name="P13">removeAttr(): 删除指定元素的指定属性</text:p>
      <text:p text:style-name="P13"/>
      <text:p text:style-name="P3"><text:span text:style-name="T5"><text:s/>html()</text:span><text:span text:style-name="T6">设置和获取html</text:span></text:p>
      <text:p text:style-name="P16">可以不使用$()设置html</text:p>
      <text:p text:style-name="P14"/>
      <text:p text:style-name="P14">text()设置文本和获取文本</text:p>
      <text:p text:style-name="P14"/>
      <text:p text:style-name="P14">val()设置值和取值</text:p>
      <text:p text:style-name="P14"/>
      <text:p text:style-name="P14"><text:soft-page-break/>Css()设置css样式和取得css样式</text:p>
      <text:p text:style-name="P14">追加样式: addClass()</text:p>
      <text:p text:style-name="P14">移除样式: removeClass() </text:p>
      <text:p text:style-name="P14">切换样式: toggleClass() </text:p>
      <text:p text:style-name="P14"/>
      <text:p text:style-name="P15">after(content) :在每个匹配的元素之后插入内容</text:p>
      <text:p text:style-name="P14"/>
      <text:p text:style-name="P15"><text:s/>before(content):在每个匹配的元素之前插入内容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"/>
    <style:font-face style:name="微软雅黑" svg:font-family="微软雅黑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1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9M21S</meta:editing-duration>
    <meta:editing-cycles>7</meta:editing-cycles>
    <meta:generator>LibreOffice/5.3.0.3$Windows_X86_64 LibreOffice_project/7074905676c47b82bbcfbea1aeefc84afe1c50e1</meta:generator>
    <dc:date>2018-04-02T23:13:38.671000000</dc:date>
    <meta:document-statistic meta:table-count="0" meta:image-count="0" meta:object-count="0" meta:page-count="2" meta:paragraph-count="18" meta:word-count="236" meta:character-count="419" meta:non-whitespace-character-count="406"/>
    <meta:user-defined meta:name="Info 1"/>
    <meta:user-defined meta:name="Info 2"/>
    <meta:user-defined meta:name="Info 3"/>
    <meta:user-defined meta:name="Info 4"/>
  </office:meta>
</office:document-meta>
</file>